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This</text:span><text:span text:style-name="T1_2"><text:s/></text:span><text:span text:style-name="T1_3">is</text:span><text:span text:style-name="T1_4"><text:s/></text:span><text:span text:style-name="T1_5">a</text:span><text:span text:style-name="T1_6"><text:s/></text:span><text:span text:style-name="T1_7">library</text:span><text:span text:style-name="T1_8"><text:s/></text:span><text:span text:style-name="T1_9">for</text:span><text:span text:style-name="T1_10"><text:s/></text:span><text:span text:style-name="T1_11">our</text:span><text:span text:style-name="T1_12"><text:s/></text:span><text:span text:style-name="T1_13">optical</text:span><text:span text:style-name="T1_14"><text:s/></text:span><text:span text:style-name="T1_15">Fingerprint</text:span><text:span text:style-name="T1_16"><text:s/></text:span><text:span text:style-name="T1_17">sensor</text:span></text:p>
      <text:p text:style-name="P2"/>
      <text:p text:style-name="P3"><text:span text:style-name="T3_1"><text:s text:c="2"/></text:span><text:span text:style-name="T3_2">Pick</text:span><text:span text:style-name="T3_3"><text:s/></text:span><text:span text:style-name="T3_4">one</text:span><text:span text:style-name="T3_5"><text:s/></text:span><text:span text:style-name="T3_6">up</text:span><text:span text:style-name="T3_7"><text:s/></text:span><text:span text:style-name="T3_8">today</text:span><text:span text:style-name="T3_9"><text:s/></text:span><text:span text:style-name="T3_10">in</text:span><text:span text:style-name="T3_11"><text:s/></text:span><text:span text:style-name="T3_12">the</text:span><text:span text:style-name="T3_13"><text:s/></text:span><text:span text:style-name="T3_14">adafruit</text:span><text:span text:style-name="T3_15"><text:s/></text:span><text:span text:style-name="T3_16">shop</text:span><text:span text:style-name="T3_17">!</text:span></text:p>
      <text:p text:style-name="P4"><text:span text:style-name="T4_1"><text:s text:c="2"/>------&gt;<text:s/></text:span><text:span text:style-name="T4_2">http</text:span><text:span text:style-name="T4_3">://</text:span><text:span text:style-name="T4_4">www</text:span><text:span text:style-name="T4_5">.</text:span><text:span text:style-name="T4_6">adafruit</text:span><text:span text:style-name="T4_7">.</text:span><text:span text:style-name="T4_8">com</text:span><text:span text:style-name="T4_9">/</text:span><text:span text:style-name="T4_10">products</text:span><text:span text:style-name="T4_11">/751</text:span></text:p>
      <text:p text:style-name="P5"/>
      <text:p text:style-name="P6"><text:span text:style-name="T6_1">These</text:span><text:span text:style-name="T6_2"><text:s/></text:span><text:span text:style-name="T6_3">displays</text:span><text:span text:style-name="T6_4"><text:s/></text:span><text:span text:style-name="T6_5">use</text:span><text:span text:style-name="T6_6"><text:s/></text:span><text:span text:style-name="T6_7">TTL</text:span><text:span text:style-name="T6_8"><text:s/></text:span><text:span text:style-name="T6_9">Serial</text:span><text:span text:style-name="T6_10"><text:s/></text:span><text:span text:style-name="T6_11">to</text:span><text:span text:style-name="T6_12"><text:s/></text:span><text:span text:style-name="T6_13">communicate</text:span><text:span text:style-name="T6_14">,<text:s/>2<text:s/></text:span><text:span text:style-name="T6_15">pins</text:span><text:span text:style-name="T6_16"><text:s/></text:span><text:span text:style-name="T6_17">are</text:span><text:span text:style-name="T6_18"><text:s/></text:span><text:span text:style-name="T6_19">required</text:span><text:span text:style-name="T6_20"><text:s/></text:span><text:span text:style-name="T6_21">to</text:span><text:span text:style-name="T6_22"><text:s text:c="2"/></text:span></text:p>
      <text:p text:style-name="P7"><text:span text:style-name="T7_1">interface</text:span></text:p>
      <text:p text:style-name="P8"/>
      <text:p text:style-name="P9"><text:span text:style-name="T9_1">Adafruit</text:span><text:span text:style-name="T9_2"><text:s/></text:span><text:span text:style-name="T9_3">invests</text:span><text:span text:style-name="T9_4"><text:s/></text:span><text:span text:style-name="T9_5">time</text:span><text:span text:style-name="T9_6"><text:s/></text:span><text:span text:style-name="T9_7">and</text:span><text:span text:style-name="T9_8"><text:s/></text:span><text:span text:style-name="T9_9">resources</text:span><text:span text:style-name="T9_10"><text:s/></text:span><text:span text:style-name="T9_11">providing</text:span><text:span text:style-name="T9_12"><text:s/></text:span><text:span text:style-name="T9_13">this</text:span><text:span text:style-name="T9_14"><text:s/></text:span><text:span text:style-name="T9_15">open</text:span><text:span text:style-name="T9_16"><text:s/></text:span><text:span text:style-name="T9_17">source</text:span><text:span text:style-name="T9_18"><text:s/></text:span><text:span text:style-name="T9_19">code</text:span><text:span text:style-name="T9_20">,<text:s/></text:span></text:p>
      <text:p text:style-name="P10"><text:span text:style-name="T10_1">please</text:span><text:span text:style-name="T10_2"><text:s/></text:span><text:span text:style-name="T10_3">support</text:span><text:span text:style-name="T10_4"><text:s/></text:span><text:span text:style-name="T10_5">Adafruit</text:span><text:span text:style-name="T10_6"><text:s/></text:span><text:span text:style-name="T10_7">and</text:span><text:span text:style-name="T10_8"><text:s/></text:span><text:span text:style-name="T10_9">open</text:span><text:span text:style-name="T10_10">-</text:span><text:span text:style-name="T10_11">source</text:span><text:span text:style-name="T10_12"><text:s/></text:span><text:span text:style-name="T10_13">hardware</text:span><text:span text:style-name="T10_14"><text:s/></text:span><text:span text:style-name="T10_15">by</text:span><text:span text:style-name="T10_16"><text:s/></text:span><text:span text:style-name="T10_17">purchasing</text:span><text:span text:style-name="T10_18"><text:s/></text:span></text:p>
      <text:p text:style-name="P11"><text:span text:style-name="T11_1">products</text:span><text:span text:style-name="T11_2"><text:s/></text:span><text:span text:style-name="T11_3">from</text:span><text:span text:style-name="T11_4"><text:s/></text:span><text:span text:style-name="T11_5">Adafruit</text:span><text:span text:style-name="T11_6">!</text:span></text:p>
      <text:p text:style-name="P12"/>
      <text:p text:style-name="P13"><text:span text:style-name="T13_1">Written</text:span><text:span text:style-name="T13_2"><text:s/></text:span><text:span text:style-name="T13_3">by</text:span><text:span text:style-name="T13_4"><text:s/></text:span><text:span text:style-name="T13_5">Limor</text:span><text:span text:style-name="T13_6"><text:s/></text:span><text:span text:style-name="T13_7">Fried</text:span><text:span text:style-name="T13_8">/</text:span><text:span text:style-name="T13_9">Ladyada</text:span><text:span text:style-name="T13_10"><text:s text:c="2"/></text:span><text:span text:style-name="T13_11">for</text:span><text:span text:style-name="T13_12"><text:s/></text:span><text:span text:style-name="T13_13">Adafruit</text:span><text:span text:style-name="T13_14"><text:s/></text:span><text:span text:style-name="T13_15">Industries</text:span><text:span text:style-name="T13_16">.<text:s text:c="2"/></text:span></text:p>
      <text:p text:style-name="P14"><text:span text:style-name="T14_1">BSD</text:span><text:span text:style-name="T14_2"><text:s/></text:span><text:span text:style-name="T14_3">license</text:span><text:span text:style-name="T14_4">,<text:s/></text:span><text:span text:style-name="T14_5">check</text:span><text:span text:style-name="T14_6"><text:s/></text:span><text:span text:style-name="T14_7">license</text:span><text:span text:style-name="T14_8">.</text:span><text:span text:style-name="T14_9">txt</text:span><text:span text:style-name="T14_10"><text:s/></text:span><text:span text:style-name="T14_11">for</text:span><text:span text:style-name="T14_12"><text:s/></text:span><text:span text:style-name="T14_13">more</text:span><text:span text:style-name="T14_14"><text:s/></text:span><text:span text:style-name="T14_15">information</text:span></text:p>
      <text:p text:style-name="P15"><text:span text:style-name="T15_1">All</text:span><text:span text:style-name="T15_2"><text:s/></text:span><text:span text:style-name="T15_3">text</text:span><text:span text:style-name="T15_4"><text:s/></text:span><text:span text:style-name="T15_5">above</text:span><text:span text:style-name="T15_6"><text:s/></text:span><text:span text:style-name="T15_7">must</text:span><text:span text:style-name="T15_8"><text:s/></text:span><text:span text:style-name="T15_9">be</text:span><text:span text:style-name="T15_10"><text:s/></text:span><text:span text:style-name="T15_11">included</text:span><text:span text:style-name="T15_12"><text:s/></text:span><text:span text:style-name="T15_13">in</text:span><text:span text:style-name="T15_14"><text:s/></text:span><text:span text:style-name="T15_15">any</text:span><text:span text:style-name="T15_16"><text:s/></text:span><text:span text:style-name="T15_17">redistribution</text:span></text:p>
      <text:p text:style-name="P16"/>
      <text:p text:style-name="P17"><text:span text:style-name="T17_1">To</text:span><text:span text:style-name="T17_2"><text:s/></text:span><text:span text:style-name="T17_3">download</text:span><text:span text:style-name="T17_4">.<text:s/></text:span><text:span text:style-name="T17_5">click</text:span><text:span text:style-name="T17_6"><text:s/></text:span><text:span text:style-name="T17_7">the</text:span><text:span text:style-name="T17_8"><text:s/></text:span><text:span text:style-name="T17_9">DOWNLOADS</text:span><text:span text:style-name="T17_10"><text:s/></text:span><text:span text:style-name="T17_11">button</text:span><text:span text:style-name="T17_12"><text:s/></text:span><text:span text:style-name="T17_13">in</text:span><text:span text:style-name="T17_14"><text:s/></text:span><text:span text:style-name="T17_15">the</text:span><text:span text:style-name="T17_16"><text:s/></text:span><text:span text:style-name="T17_17">top</text:span><text:span text:style-name="T17_18"><text:s/></text:span><text:span text:style-name="T17_19">right</text:span><text:span text:style-name="T17_20"><text:s/></text:span><text:span text:style-name="T17_21">corner</text:span><text:span text:style-name="T17_22">,<text:s/></text:span><text:span text:style-name="T17_23">rename</text:span><text:span text:style-name="T17_24"><text:s/></text:span><text:span text:style-name="T17_25">the</text:span><text:span text:style-name="T17_26"><text:s/></text:span><text:span text:style-name="T17_27">uncompressed</text:span><text:span text:style-name="T17_28"><text:s/></text:span><text:span text:style-name="T17_29">folder</text:span><text:span text:style-name="T17_30"><text:s/></text:span><text:span text:style-name="T17_31">Adafruit</text:span><text:span text:style-name="T17_32">_</text:span><text:span text:style-name="T17_33">Fingerprint</text:span><text:span text:style-name="T17_34">.<text:s/></text:span><text:span text:style-name="T17_35">Check</text:span><text:span text:style-name="T17_36"><text:s/></text:span><text:span text:style-name="T17_37">that</text:span><text:span text:style-name="T17_38"><text:s/></text:span><text:span text:style-name="T17_39">the</text:span><text:span text:style-name="T17_40"><text:s/></text:span><text:span text:style-name="T17_41">Adafruit</text:span><text:span text:style-name="T17_42">_</text:span><text:span text:style-name="T17_43">Fingerprint</text:span><text:span text:style-name="T17_44"><text:s/></text:span><text:span text:style-name="T17_45">folder</text:span><text:span text:style-name="T17_46"><text:s/></text:span><text:span text:style-name="T17_47">contains</text:span><text:span text:style-name="T17_48"><text:s/></text:span><text:span text:style-name="T17_49">Adafruit</text:span><text:span text:style-name="T17_50">_</text:span><text:span text:style-name="T17_51">Fingerprint</text:span><text:span text:style-name="T17_52">.</text:span><text:span text:style-name="T17_53">cpp</text:span><text:span text:style-name="T17_54"><text:s/></text:span><text:span text:style-name="T17_55">and</text:span><text:span text:style-name="T17_56"><text:s/></text:span><text:span text:style-name="T17_57">Adafruit</text:span><text:span text:style-name="T17_58">_</text:span><text:span text:style-name="T17_59">Fingerprint</text:span><text:span text:style-name="T17_60">.</text:span><text:span text:style-name="T17_61">h</text:span></text:p>
      <text:p text:style-name="P18"/>
      <text:p text:style-name="P19"><text:span text:style-name="T19_1">Place</text:span><text:span text:style-name="T19_2"><text:s/></text:span><text:span text:style-name="T19_3">the</text:span><text:span text:style-name="T19_4"><text:s/></text:span><text:span text:style-name="T19_5">Adafruit</text:span><text:span text:style-name="T19_6">_</text:span><text:span text:style-name="T19_7">Fingerprint</text:span><text:span text:style-name="T19_8"><text:s/></text:span><text:span text:style-name="T19_9">library</text:span><text:span text:style-name="T19_10"><text:s/></text:span><text:span text:style-name="T19_11">folder</text:span><text:span text:style-name="T19_12"><text:s/></text:span><text:span text:style-name="T19_13">your</text:span><text:span text:style-name="T19_14"><text:s/>&lt;</text:span><text:span text:style-name="T19_15">arduinosketchfolder</text:span><text:span text:style-name="T19_16">&gt;/</text:span><text:span text:style-name="T19_17">libraries</text:span><text:span text:style-name="T19_18">/<text:s/></text:span><text:span text:style-name="T19_19">folder</text:span><text:span text:style-name="T19_20">.<text:s/></text:span><text:span text:style-name="T19_21">You</text:span><text:span text:style-name="T19_22"><text:s/></text:span><text:span text:style-name="T19_23">may</text:span><text:span text:style-name="T19_24"><text:s/></text:span><text:span text:style-name="T19_25">need</text:span><text:span text:style-name="T19_26"><text:s/></text:span><text:span text:style-name="T19_27">to</text:span><text:span text:style-name="T19_28"><text:s/></text:span><text:span text:style-name="T19_29">create</text:span><text:span text:style-name="T19_30"><text:s/></text:span><text:span text:style-name="T19_31">the</text:span><text:span text:style-name="T19_32"><text:s/></text:span><text:span text:style-name="T19_33">libraries</text:span><text:span text:style-name="T19_34"><text:s/></text:span><text:span text:style-name="T19_35">subfolder</text:span><text:span text:style-name="T19_36"><text:s/></text:span><text:span text:style-name="T19_37">if</text:span><text:span text:style-name="T19_38"><text:s/></text:span><text:span text:style-name="T19_39">its</text:span><text:span text:style-name="T19_40"><text:s/></text:span><text:span text:style-name="T19_41">your</text:span><text:span text:style-name="T19_42"><text:s/></text:span><text:span text:style-name="T19_43">first</text:span><text:span text:style-name="T19_44"><text:s/></text:span><text:span text:style-name="T19_45">library</text:span><text:span text:style-name="T19_46">.<text:s/></text:span><text:span text:style-name="T19_47">Restart</text:span><text:span text:style-name="T19_48"><text:s/></text:span><text:span text:style-name="T19_49">the</text:span><text:span text:style-name="T19_50"><text:s/></text:span><text:span text:style-name="T19_51">IDE</text:span><text:span text:style-name="T19_52">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